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0EAEA6517A3.png" manifest:media-type="image/png"/>
  <manifest:file-entry manifest:full-path="Pictures/10000000000001D4000000C0838AF27C.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777cm"/>
    </style:style>
    <style:style style:name="Tableau3.B" style:family="table-column">
      <style:table-column-properties style:column-width="1.797cm"/>
    </style:style>
    <style:style style:name="Tableau3.C" style:family="table-column">
      <style:table-column-properties style:column-width="2.312cm"/>
    </style:style>
    <style:style style:name="Tableau3.D" style:family="table-column">
      <style:table-column-properties style:column-width="7.05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lways"/>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5.893cm"/>
    </style:style>
    <style:style style:name="Tableau2.B" style:family="table-column">
      <style:table-column-properties style:column-width="1.9cm"/>
    </style:style>
    <style:style style:name="Tableau2.C" style:family="table-column">
      <style:table-column-properties style:column-width="2.094cm"/>
    </style:style>
    <style:style style:name="Tableau2.D" style:family="table-column">
      <style:table-column-properties style:column-width="7.05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77cm"/>
    </style:style>
    <style:style style:name="Tableau4.B" style:family="table-column">
      <style:table-column-properties style:column-width="1.797cm"/>
    </style:style>
    <style:style style:name="Tableau4.C" style:family="table-column">
      <style:table-column-properties style:column-width="2.312cm"/>
    </style:style>
    <style:style style:name="Tableau4.D" style:family="table-column">
      <style:table-column-properties style:column-width="7.05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729e45"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7c3fcb" style:font-size-asian="10pt" style:font-weight-asian="bold" style:font-size-complex="10pt" style:font-weight-complex="bold"/>
    </style:style>
    <style:style style:name="P6" style:family="paragraph" style:parent-style-name="Standard">
      <style:paragraph-properties fo:text-align="justify" style:justify-single-word="false"/>
      <style:text-properties officeooo:paragraph-rsid="003161e4"/>
    </style:style>
    <style:style style:name="P7" style:family="paragraph" style:parent-style-name="Standard">
      <style:text-properties officeooo:paragraph-rsid="00714299"/>
    </style:style>
    <style:style style:name="P8" style:family="paragraph" style:parent-style-name="Standard">
      <style:text-properties officeooo:paragraph-rsid="0073ee72"/>
    </style:style>
    <style:style style:name="P9"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10"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11"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2"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3"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4"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 fo:font-size="9pt" style:text-underline-style="none" fo:font-weight="normal" officeooo:rsid="007e0fd0" officeooo:paragraph-rsid="007e0fd0" style:font-size-asian="9pt" style:font-weight-asian="normal" style:font-size-complex="9pt" style:font-weight-complex="normal"/>
    </style:style>
    <style:style style:name="P15" style:family="paragraph" style:parent-style-name="Tableau_20__28_normal_29_">
      <style:paragraph-properties style:snap-to-layout-grid="false"/>
      <style:text-properties officeooo:rsid="00714299" officeooo:paragraph-rsid="00714299"/>
    </style:style>
    <style:style style:name="P16" style:family="paragraph" style:parent-style-name="Tableau_20__28_normal_29_">
      <style:paragraph-properties style:snap-to-layout-grid="false"/>
      <style:text-properties officeooo:rsid="00714299" officeooo:paragraph-rsid="00729e45"/>
    </style:style>
    <style:style style:name="P17" style:family="paragraph" style:parent-style-name="Tableau_20__28_normal_29_">
      <style:paragraph-properties fo:text-align="center" style:justify-single-word="false" style:snap-to-layout-grid="false"/>
      <style:text-properties officeooo:rsid="00714299" officeooo:paragraph-rsid="00714299"/>
    </style:style>
    <style:style style:name="P18" style:family="paragraph" style:parent-style-name="Tableau_20__28_normal_29_">
      <style:paragraph-properties style:snap-to-layout-grid="false"/>
      <style:text-properties officeooo:paragraph-rsid="00714299"/>
    </style:style>
    <style:style style:name="P19" style:family="paragraph" style:parent-style-name="Tableau_20__28_normal_29_">
      <style:paragraph-properties style:snap-to-layout-grid="false"/>
      <style:text-properties officeooo:paragraph-rsid="0073ee72"/>
    </style:style>
    <style:style style:name="P20" style:family="paragraph" style:parent-style-name="Tableau_20__28_normal_29_">
      <style:paragraph-properties fo:text-align="center" style:justify-single-word="false" style:snap-to-layout-grid="false"/>
      <style:text-properties officeooo:paragraph-rsid="00714299"/>
    </style:style>
    <style:style style:name="P21" style:family="paragraph" style:parent-style-name="Tableau_20__28_normal_29_">
      <style:paragraph-properties fo:text-align="center" style:justify-single-word="false" style:snap-to-layout-grid="false"/>
      <style:text-properties officeooo:paragraph-rsid="0073ee72"/>
    </style:style>
    <style:style style:name="P22" style:family="paragraph" style:parent-style-name="Tableau_20__28_normal_29_">
      <style:paragraph-properties style:snap-to-layout-grid="false"/>
      <style:text-properties officeooo:rsid="003d62ad" officeooo:paragraph-rsid="00714299"/>
    </style:style>
    <style:style style:name="P23" style:family="paragraph" style:parent-style-name="Tableau_20__28_normal_29_">
      <style:paragraph-properties style:snap-to-layout-grid="false"/>
      <style:text-properties officeooo:rsid="00729e45" officeooo:paragraph-rsid="00729e45"/>
    </style:style>
    <style:style style:name="P24" style:family="paragraph" style:parent-style-name="Tableau_20__28_normal_29_">
      <style:paragraph-properties fo:text-align="center" style:justify-single-word="false" style:snap-to-layout-grid="false"/>
      <style:text-properties officeooo:rsid="00729e45" officeooo:paragraph-rsid="00729e45"/>
    </style:style>
    <style:style style:name="P25" style:family="paragraph" style:parent-style-name="Tableau_20__28_normal_29_">
      <style:paragraph-properties style:snap-to-layout-grid="false"/>
      <style:text-properties officeooo:rsid="0073ee72" officeooo:paragraph-rsid="0073ee72"/>
    </style:style>
    <style:style style:name="P26" style:family="paragraph" style:parent-style-name="Tableau_20__28_normal_29_">
      <style:paragraph-properties fo:text-align="center" style:justify-single-word="false" style:snap-to-layout-grid="false"/>
      <style:text-properties officeooo:rsid="0073ee72" officeooo:paragraph-rsid="0073ee72"/>
    </style:style>
    <style:style style:name="P27" style:family="paragraph" style:parent-style-name="Tableau_20__28_normal_29_">
      <style:paragraph-properties style:snap-to-layout-grid="false"/>
      <style:text-properties officeooo:rsid="0075c6e2" officeooo:paragraph-rsid="0075c6e2"/>
    </style:style>
    <style:style style:name="P28" style:family="paragraph" style:parent-style-name="Tableau_20__28_normal_29_">
      <style:paragraph-properties fo:text-align="center" style:justify-single-word="false" style:snap-to-layout-grid="false"/>
      <style:text-properties officeooo:rsid="00772adb" officeooo:paragraph-rsid="00772adb"/>
    </style:style>
    <style:style style:name="P29" style:family="paragraph" style:parent-style-name="Tableau_20__28_normal_29_">
      <style:paragraph-properties style:snap-to-layout-grid="false"/>
      <style:text-properties officeooo:rsid="007c3fcb" officeooo:paragraph-rsid="007c3fcb"/>
    </style:style>
    <style:style style:name="P30" style:family="paragraph" style:parent-style-name="Tableau_20__28_normal_29_">
      <style:paragraph-properties fo:text-align="center" style:justify-single-word="false" style:snap-to-layout-grid="false"/>
      <style:text-properties officeooo:rsid="007c3fcb" officeooo:paragraph-rsid="007c3fcb"/>
    </style:style>
    <style:style style:name="P31" style:family="paragraph" style:parent-style-name="Tableau_20__28_gras_29_">
      <style:paragraph-properties style:snap-to-layout-grid="false"/>
      <style:text-properties officeooo:paragraph-rsid="00714299"/>
    </style:style>
    <style:style style:name="P32" style:family="paragraph" style:parent-style-name="Tableau_20__28_gras_29_">
      <style:paragraph-properties style:snap-to-layout-grid="false"/>
      <style:text-properties officeooo:paragraph-rsid="00729e45"/>
    </style:style>
    <style:style style:name="P33" style:family="paragraph" style:parent-style-name="Tableau_20__28_gras_29_">
      <style:paragraph-properties style:snap-to-layout-grid="false"/>
      <style:text-properties officeooo:paragraph-rsid="0073ee72"/>
    </style:style>
    <style:style style:name="P34" style:family="paragraph" style:parent-style-name="Tableau_20__28_gras_29_">
      <style:paragraph-properties style:snap-to-layout-grid="false"/>
      <style:text-properties officeooo:paragraph-rsid="007c3fcb"/>
    </style:style>
    <style:style style:name="P35" style:family="paragraph" style:parent-style-name="EVO-BUG">
      <style:text-properties officeooo:rsid="0073ee72" officeooo:paragraph-rsid="0073ee72"/>
    </style:style>
    <style:style style:name="P36" style:family="paragraph" style:parent-style-name="EVO-BUG">
      <style:paragraph-properties fo:text-align="justify" style:justify-single-word="false"/>
      <style:text-properties officeooo:paragraph-rsid="0073ee72"/>
    </style:style>
    <style:style style:name="P37" style:family="paragraph" style:parent-style-name="EVO-BUG">
      <style:paragraph-properties fo:text-align="justify" style:justify-single-word="false"/>
      <style:text-properties officeooo:rsid="007c3fcb" officeooo:paragraph-rsid="007c3fcb"/>
    </style:style>
    <style:style style:name="P38" style:family="paragraph" style:parent-style-name="EVO-BUG">
      <style:paragraph-properties fo:text-align="justify" style:justify-single-word="false"/>
      <style:text-properties fo:color="#000000" fo:font-weight="normal" officeooo:rsid="007f8ecc" officeooo:paragraph-rsid="007f8ecc" style:font-weight-asian="normal" style:font-weight-complex="normal"/>
    </style:style>
    <style:style style:name="P39" style:family="paragraph" style:parent-style-name="EVO-BUG">
      <style:paragraph-properties fo:margin-top="0.42cm" fo:margin-bottom="0.3cm" loext:contextual-spacing="false"/>
      <style:text-properties officeooo:paragraph-rsid="00714299"/>
    </style:style>
    <style:style style:name="P40" style:family="paragraph" style:parent-style-name="EVO-BUG">
      <style:paragraph-properties fo:margin-top="0.42cm" fo:margin-bottom="0.3cm" loext:contextual-spacing="false"/>
      <style:text-properties officeooo:paragraph-rsid="0078fd95"/>
    </style:style>
    <style:style style:name="P41" style:family="paragraph" style:parent-style-name="EVO-BUG">
      <style:paragraph-properties fo:margin-top="0.42cm" fo:margin-bottom="0.3cm" loext:contextual-spacing="false"/>
      <style:text-properties officeooo:rsid="007c3fcb" officeooo:paragraph-rsid="007e0fd0"/>
    </style:style>
    <style:style style:name="P42" style:family="paragraph" style:parent-style-name="EVO-BUG" style:master-page-name="">
      <style:paragraph-properties fo:margin-top="0.42cm" fo:margin-bottom="0.3cm" loext:contextual-spacing="false" style:page-number="auto"/>
      <style:text-properties officeooo:paragraph-rsid="00729e45"/>
    </style:style>
    <style:style style:name="P4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3161e4" style:font-size-asian="10pt" style:font-weight-asian="bold" style:font-size-complex="10pt" style:font-weight-complex="bold"/>
    </style:style>
    <style:style style:name="P44" style:family="paragraph" style:parent-style-name="Standard">
      <style:paragraph-properties fo:margin-left="1.3cm" fo:margin-right="0cm" fo:text-align="center"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6f8ea6"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officeooo:rsid="002ec8ba"/>
    </style:style>
    <style:style style:name="T8" style:family="text">
      <style:text-properties officeooo:rsid="003161e4"/>
    </style:style>
    <style:style style:name="T9" style:family="text">
      <style:text-properties officeooo:rsid="006f8ea6"/>
    </style:style>
    <style:style style:name="T10" style:family="text">
      <style:text-properties officeooo:rsid="00714299"/>
    </style:style>
    <style:style style:name="T11" style:family="text">
      <style:text-properties fo:font-size="9pt" fo:language="en" fo:country="GB" fo:font-weight="bold" officeooo:rsid="00714299" style:font-size-asian="9pt" style:font-weight-asian="bold" style:font-size-complex="9pt" style:font-weight-complex="bold"/>
    </style:style>
    <style:style style:name="T12" style:family="text">
      <style:text-properties fo:font-size="9pt" fo:language="en" fo:country="GB" fo:font-weight="bold" officeooo:rsid="00729e45" style:font-size-asian="9pt" style:font-weight-asian="bold" style:font-size-complex="9pt" style:font-weight-complex="bold"/>
    </style:style>
    <style:style style:name="T13" style:family="text">
      <style:text-properties fo:font-size="9pt" fo:language="en" fo:country="GB" fo:font-weight="bold" officeooo:rsid="007e0fd0" style:font-size-asian="9pt" style:font-weight-asian="bold" style:font-size-complex="9pt" style:font-weight-complex="bold"/>
    </style:style>
    <style:style style:name="T14" style:family="text">
      <style:text-properties officeooo:rsid="00729e45"/>
    </style:style>
    <style:style style:name="T15" style:family="text">
      <style:text-properties officeooo:rsid="0073ee72"/>
    </style:style>
    <style:style style:name="T16" style:family="text">
      <style:text-properties fo:color="#000000" fo:font-weight="normal" style:font-weight-asian="normal" style:font-weight-complex="normal"/>
    </style:style>
    <style:style style:name="T17" style:family="text">
      <style:text-properties fo:color="#000000" fo:font-weight="normal" officeooo:rsid="002fd335" style:font-weight-asian="normal" style:font-weight-complex="normal"/>
    </style:style>
    <style:style style:name="T18" style:family="text">
      <style:text-properties fo:color="#000000" fo:font-weight="normal" officeooo:rsid="0073ee72" style:font-weight-asian="normal" style:font-weight-complex="normal"/>
    </style:style>
    <style:style style:name="T19" style:family="text">
      <style:text-properties fo:color="#000000" fo:font-weight="normal" officeooo:rsid="005b5d5d" style:font-weight-asian="normal" style:font-weight-complex="normal"/>
    </style:style>
    <style:style style:name="T20" style:family="text">
      <style:text-properties officeooo:rsid="0078de1d"/>
    </style:style>
    <style:style style:name="T21" style:family="text">
      <style:text-properties officeooo:rsid="007c3fcb"/>
    </style:style>
    <style:style style:name="T22" style:family="text">
      <style:text-properties officeooo:rsid="00817bef"/>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10">swSSO v<text:span text:style-name="T7">1.08 </text:span>– Release notes</text:p>
          </table:table-cell>
          <table:table-cell table:style-name="Tableau1.C1" office:value-type="string">
            <text:p text:style-name="P9"/>
          </table:table-cell>
        </table:table-row>
      </table:table>
      <text:p text:style-name="P2"/>
      <text:p text:style-name="P2"/>
      <text:p text:style-name="P3"><text:span text:style-name="T8">Évolutions</text:span> :</text:p>
      <text:list xml:id="list107854403829370239" text:style-name="WW8Num5">
        <text:list-item>
          <text:p text:style-name="P35">[ISSUE#169] : [Version entreprise] Cette évolution concerne le mode mot de passe maître Windows uniquement (PasswordChoiceLevel=4).<text:tab/><text:line-break/>Il est désormais possible d'utiliser le mot de passe de la session Windows en tant que mot de passe secondaire pour une configuration. Il suffit de saisir le tag%ADPASSWORD% dans le champ mot de passe de la configuration.</text:p>
        </text:list-item>
        <text:list-item>
          <text:p text:style-name="P39">[ISSUE#<text:span text:style-name="T9">246] : [Version entreprise] Cette évolution concerne le mode mot de passe maître Windows uniquement (PasswordChoiceLevel=4).<text:tab/> <text:line-break/>Afin de permettre la resynchronisation automatique du mot de passe swSSO avec le mot de passe Windows (exemple de cas de désynchronisation : réinitialisation du mot de passe sur l'AD), swSSO peut appeler un web service de resynchronisation qui joue de manière transparente l'échange challenge/response. L'authentification est assurée par le web service (authentification intégrée Windows). Le challenge et la réponse sont sécurisés comme dans la procédure de secours « manuelle » avec le support. Si l'appel au web service échoue, swSSO bascule automatiquement sur la procédure de secours « manuelle » et présente le challenge à l'utilisateur.<text:tab/><text:line-break/>Côté client, l'appel au web service s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3" table:style-name="Tableau3">
        <table:table-column table:style-name="Tableau3.A"/>
        <table:table-column table:style-name="Tableau3.B"/>
        <table:table-column table:style-name="Tableau3.C"/>
        <table:table-column table:style-name="Tableau3.D"/>
        <table:table-header-rows>
          <table:table-row table:style-name="Tableau3.1">
            <table:table-cell table:style-name="Tableau3.A1" office:value-type="string">
              <text:p text:style-name="P31">Nom de la valeur</text:p>
            </table:table-cell>
            <table:table-cell table:style-name="Tableau3.A1" office:value-type="string">
              <text:p text:style-name="P31">Type</text:p>
            </table:table-cell>
            <table:table-cell table:style-name="Tableau3.A1" office:value-type="string">
              <text:p text:style-name="P31">Défaut</text:p>
            </table:table-cell>
            <table:table-cell table:style-name="Tableau3.D1" office:value-type="string">
              <text:p text:style-name="P31">Description</text:p>
            </table:table-cell>
          </table:table-row>
        </table:table-header-rows>
        <table:table-row table:style-name="Tableau3.2">
          <table:table-cell table:style-name="Tableau3.A2" office:value-type="string">
            <text:p text:style-name="P15">RecoveryWebserviceActive</text:p>
          </table:table-cell>
          <table:table-cell table:style-name="Tableau3.B2" office:value-type="string">
            <text:p text:style-name="P18">DWORD</text:p>
          </table:table-cell>
          <table:table-cell table:style-name="Tableau3.C2" office:value-type="string">
            <text:p text:style-name="P20">0</text:p>
          </table:table-cell>
          <table:table-cell table:style-name="Tableau3.D2" office:value-type="string">
            <text:p text:style-name="P18">Active (1) / désactive (0) <text:span text:style-name="T10">l'appel au web service</text:span>.</text:p>
          </table:table-cell>
        </table:table-row>
        <table:table-row table:style-name="Tableau3.2">
          <table:table-cell table:style-name="Tableau3.A6" office:value-type="string">
            <text:p text:style-name="P15">RecoveryWebserviceServer</text:p>
          </table:table-cell>
          <table:table-cell table:style-name="Tableau3.B6" office:value-type="string">
            <text:p text:style-name="P18">Chaîne</text:p>
          </table:table-cell>
          <table:table-cell table:style-name="Tableau3.C6" office:value-type="string">
            <text:p text:style-name="P20">-</text:p>
          </table:table-cell>
          <table:table-cell table:style-name="Tableau3.D6" office:value-type="string">
            <text:p text:style-name="P15">FQDN du serveur <text:line-break/>(ex : monserveur.mondomaine)</text:p>
          </table:table-cell>
        </table:table-row>
        <table:table-row table:style-name="Tableau3.2">
          <table:table-cell table:style-name="Tableau3.A6" office:value-type="string">
            <text:p text:style-name="P15">RecoveryWebserviceURL</text:p>
          </table:table-cell>
          <table:table-cell table:style-name="Tableau3.B6" office:value-type="string">
            <text:p text:style-name="P18">Chaîne</text:p>
          </table:table-cell>
          <table:table-cell table:style-name="Tableau3.C6" office:value-type="string">
            <text:p text:style-name="P20">-</text:p>
          </table:table-cell>
          <table:table-cell table:style-name="Tableau3.D6" office:value-type="string">
            <text:p text:style-name="P15">URL d'appel du service</text:p>
            <text:p text:style-name="P15">(ex : /swsso/resync.ea)</text:p>
          </table:table-cell>
        </table:table-row>
        <table:table-row table:style-name="Tableau3.2">
          <table:table-cell table:style-name="Tableau3.A6" office:value-type="string">
            <text:p text:style-name="P15">RecoveryWebserviceHTTPS</text:p>
          </table:table-cell>
          <table:table-cell table:style-name="Tableau3.B6" office:value-type="string">
            <text:p text:style-name="P15">DWORD</text:p>
          </table:table-cell>
          <table:table-cell table:style-name="Tableau3.C6" office:value-type="string">
            <text:p text:style-name="P17">0</text:p>
          </table:table-cell>
          <table:table-cell table:style-name="Tableau3.D6" office:value-type="string">
            <text:p text:style-name="P22">0=HTTP / 1=HTTPS</text:p>
          </table:table-cell>
        </table:table-row>
        <table:table-row table:style-name="Tableau3.2">
          <table:table-cell table:style-name="Tableau3.A6" office:value-type="string">
            <text:p text:style-name="P15">RecoveryWebservicePort</text:p>
          </table:table-cell>
          <table:table-cell table:style-name="Tableau3.B6" office:value-type="string">
            <text:p text:style-name="P18">DWORD</text:p>
          </table:table-cell>
          <table:table-cell table:style-name="Tableau3.C6" office:value-type="string">
            <text:p text:style-name="P17">80</text:p>
          </table:table-cell>
          <table:table-cell table:style-name="Tableau3.D6" office:value-type="string">
            <text:p text:style-name="P15">Port pour l'accès au web service</text:p>
          </table:table-cell>
        </table:table-row>
        <table:table-row table:style-name="Tableau3.2">
          <table:table-cell table:style-name="Tableau3.A7" office:value-type="string">
            <text:p text:style-name="P15">RecoveryWebserviceTimeout</text:p>
          </table:table-cell>
          <table:table-cell table:style-name="Tableau3.B7" office:value-type="string">
            <text:p text:style-name="P18">DWORD</text:p>
          </table:table-cell>
          <table:table-cell table:style-name="Tableau3.C7" office:value-type="string">
            <text:p text:style-name="P17">10</text:p>
          </table:table-cell>
          <table:table-cell table:style-name="Tableau3.D7" office:value-type="string">
            <text:p text:style-name="P15">Temps d'attente de la réponse du web service. Si temps dépassé, bascule vers la procédure manuelle de challenge/response.</text:p>
          </table:table-cell>
        </table:table-row>
      </table:table>
      <text:p text:style-name="P7"/>
      <text:list xml:id="list191037204156674" text:continue-numbering="true" text:style-name="WW8Num5">
        <text:list-item>
          <text:p text:style-name="P40">[ISSUE#<text:span text:style-name="T15">248] : [Version entreprise] Cette évolution concerne le mode mot de passe maître Windows uniquement (PasswordChoiceLevel=4).<text:tab/> <text:line-break/>swSSO peut désormais répliquer le changement d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text:span><text:soft-page-break/><text:span text:style-name="T15">Ce comportement c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3">Nom de la valeur</text:p>
            </table:table-cell>
            <table:table-cell table:style-name="Tableau2.A1" office:value-type="string">
              <text:p text:style-name="P33">Type</text:p>
            </table:table-cell>
            <table:table-cell table:style-name="Tableau2.A1" office:value-type="string">
              <text:p text:style-name="P33">Défaut</text:p>
            </table:table-cell>
            <table:table-cell table:style-name="Tableau2.D1" office:value-type="string">
              <text:p text:style-name="P33">Description</text:p>
            </table:table-cell>
          </table:table-row>
        </table:table-header-rows>
        <table:table-row table:style-name="Tableau2.2">
          <table:table-cell table:style-name="Tableau2.A2" office:value-type="string">
            <text:p text:style-name="P25">SyncSecondaryPasswordActive</text:p>
          </table:table-cell>
          <table:table-cell table:style-name="Tableau2.B2" office:value-type="string">
            <text:p text:style-name="P19">DWORD</text:p>
          </table:table-cell>
          <table:table-cell table:style-name="Tableau2.C2" office:value-type="string">
            <text:p text:style-name="P26">0</text:p>
          </table:table-cell>
          <table:table-cell table:style-name="Tableau2.D2" office:value-type="string">
            <text:p text:style-name="P25">Active (1) / désactive (0) la mise à jour des mots de passe secondaires</text:p>
          </table:table-cell>
        </table:table-row>
        <table:table-row table:style-name="Tableau2.2">
          <table:table-cell table:style-name="Tableau2.A3" office:value-type="string">
            <text:p text:style-name="P25">SyncSecondaryPasswordGroup</text:p>
          </table:table-cell>
          <table:table-cell table:style-name="Tableau2.B3" office:value-type="string">
            <text:p text:style-name="P19">DWORD</text:p>
          </table:table-cell>
          <table:table-cell table:style-name="Tableau2.C3" office:value-type="string">
            <text:p text:style-name="P21">-<text:span text:style-name="T20">1</text:span></text:p>
          </table:table-cell>
          <table:table-cell table:style-name="Tableau2.D3" office:value-type="string">
            <text:p text:style-name="P27">Groupe d'applications sur lequel la modification s'applique</text:p>
          </table:table-cell>
        </table:table-row>
        <table:table-row table:style-name="Tableau2.2">
          <table:table-cell table:style-name="Tableau2.A4" office:value-type="string">
            <text:p text:style-name="P25">SyncSecondaryPasswordOU</text:p>
          </table:table-cell>
          <table:table-cell table:style-name="Tableau2.B4" office:value-type="string">
            <text:p text:style-name="P19">Chaîne</text:p>
          </table:table-cell>
          <table:table-cell table:style-name="Tableau2.C4" office:value-type="string">
            <text:p text:style-name="P28">Vide</text:p>
          </table:table-cell>
          <table:table-cell table:style-name="Tableau2.D4" office:value-type="string">
            <text:p text:style-name="P27">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8"/>
      <text:list xml:id="list191037219158695" text:continue-numbering="true" text:style-name="WW8Num5">
        <text:list-item>
          <text:p text:style-name="P41">[ISSUE#250] : [Version entreprise] 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tab/> <text:line-break/><text:tab/><text:line-break/><draw:frame draw:style-name="fr2" draw:name="Image2" text:anchor-type="as-char" svg:width="11.241cm" svg:height="4.611cm" draw:z-index="1"><draw:image xlink:href="Pictures/10000000000001D4000000C0838AF27C.png" xlink:type="simple" xlink:show="embed" xlink:actuate="onLoad"/></draw:frame><text:line-break/><text:line-break/>Ce nom ainsi que des éléments de formatage du mail sont paramétrables en base de registre sous la clé :<text:span text:style-name="Police_20_par_20_défaut"><text:span text:style-name="T12"><text:tab/><text:line-break/></text:span></text:span><text:span text:style-name="Police_20_par_20_défaut"><text:span text:style-name="T13">HKEY_LOCAL_MACHINE\SOFTWARE\(Wow6432Node\)swSSO\EnterpriseOptions</text:span></text:span></text:p>
        </text:list-item>
      </text:list>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4">Nom de la valeur</text:p>
            </table:table-cell>
            <table:table-cell table:style-name="Tableau5.A1" office:value-type="string">
              <text:p text:style-name="P34">Type</text:p>
            </table:table-cell>
            <table:table-cell table:style-name="Tableau5.A1" office:value-type="string">
              <text:p text:style-name="P34">Défaut</text:p>
            </table:table-cell>
            <table:table-cell table:style-name="Tableau5.D1" office:value-type="string">
              <text:p text:style-name="P34">Description</text:p>
            </table:table-cell>
          </table:table-row>
        </table:table-header-rows>
        <table:table-row table:style-name="Tableau5.2">
          <table:table-cell table:style-name="Tableau5.A4" office:value-type="string">
            <text:p text:style-name="P29">ConfigNotFoundMailTo</text:p>
          </table:table-cell>
          <table:table-cell table:style-name="Tableau5.B4" office:value-type="string">
            <text:p text:style-name="P29">Chaine</text:p>
          </table:table-cell>
          <table:table-cell table:style-name="Tableau5.C4" office:value-type="string">
            <text:p text:style-name="P30">[swSSO]</text:p>
          </table:table-cell>
          <table:table-cell table:style-name="Tableau5.D4" office:value-type="string">
            <text:p text:style-name="P29">Adresse mail de la BAL</text:p>
          </table:table-cell>
        </table:table-row>
        <table:table-row table:style-name="Tableau5.2">
          <table:table-cell table:style-name="Tableau5.A4" office:value-type="string">
            <text:p text:style-name="P29">ConfigNotFoundMailSubject</text:p>
          </table:table-cell>
          <table:table-cell table:style-name="Tableau5.B4" office:value-type="string">
            <text:p text:style-name="P29">Chaine</text:p>
          </table:table-cell>
          <table:table-cell table:style-name="Tableau5.C4" office:value-type="string">
            <text:p text:style-name="P30">Vide</text:p>
          </table:table-cell>
          <table:table-cell table:style-name="Tableau5.D4" office:value-type="string">
            <text:p text:style-name="P29">Objet du mail</text:p>
          </table:table-cell>
        </table:table-row>
        <table:table-row table:style-name="Tableau5.2">
          <table:table-cell table:style-name="Tableau5.A4" office:value-type="string">
            <text:p text:style-name="P29">ConfigNotFoundMailBody</text:p>
          </table:table-cell>
          <table:table-cell table:style-name="Tableau5.B4" office:value-type="string">
            <text:p text:style-name="P29">Chaine</text:p>
          </table:table-cell>
          <table:table-cell table:style-name="Tableau5.C4" office:value-type="string">
            <text:p text:style-name="P30">Vide</text:p>
          </table:table-cell>
          <table:table-cell table:style-name="Tableau5.D4" office:value-type="string">
            <text:p text:style-name="P29">Contenu du mail </text:p>
          </table:table-cell>
        </table:table-row>
      </table:table>
      <text:p text:style-name="P5"/>
      <text:p text:style-name="P12">Pour insérer des sauts de ligne dans le contenu du mail, utiliser %0D. Les éléments techniques (titre et URL) permettant d'identifier la configuration demandée par l'utilisateur sont automatiquement ajoutés en fin de mail.</text:p>
      <text:p text:style-name="P13">Exemple :</text:p>
      <text:p text:style-name="P14">[HKEY_LOCAL_MACHINE\SOFTWARE\Wow6432Node\swSSO\<text:span text:style-name="T22">EnterpriseOptions</text:span>]</text:p>
      <text:p text:style-name="P14">"<text:span text:style-name="T21">ConfigNotFoundMailTo</text:span>"="destinataire@mail.com"</text:p>
      <text:p text:style-name="P14">"<text:span text:style-name="T21">ConfigNotFoundMailSubject</text:span>"="[swSSO] Ajout d'une nouvelle configuration"</text:p>
      <text:p text:style-name="P14">"<text:span text:style-name="T21">ConfigNotFoundMailBody</text:span>"="Bonjour,%0D%0DMerci de bien vouloir ajouter la configuration pour l'application suivante :%0D"</text:p>
      <text:p text:style-name="P13"/>
      <text:p text:style-name="P44"><text:soft-page-break/><draw:frame draw:style-name="fr3" draw:name="Image1" text:anchor-type="as-char" svg:y="1.058cm" svg:width="10.04cm" svg:height="5.075cm" draw:z-index="2"><draw:image xlink:href="Pictures/10000000000001CF000000EAEA6517A3.png" xlink:type="simple" xlink:show="embed" xlink:actuate="onLoad"/></draw:frame></text:p>
      <text:list xml:id="list191037235158187" text:continue-numbering="true" text:style-name="WW8Num5">
        <text:list-item>
          <text:p text:style-name="P42">[ISSUE#<text:span text:style-name="T14">252] : [Version entreprise] Par défaut, la validité des certificats des serveur HTTPS est réalisée. Cela concerne le serveur de configuration et le nouveau web service de resynchronisation du mot de passe maître. La vérification porte sur le CN, les dates de validité et la chaine de certification. Les CRL ne sont pas vérifiées. Même si ce n'est pas recommandé, il est possible de désactiver la vérification des certificats serveurs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office:value-type="string">
              <text:p text:style-name="P32">Nom de la valeur</text:p>
            </table:table-cell>
            <table:table-cell table:style-name="Tableau4.A1" office:value-type="string">
              <text:p text:style-name="P32">Type</text:p>
            </table:table-cell>
            <table:table-cell table:style-name="Tableau4.A1" office:value-type="string">
              <text:p text:style-name="P32">Défaut</text:p>
            </table:table-cell>
            <table:table-cell table:style-name="Tableau4.D1" office:value-type="string">
              <text:p text:style-name="P32">Description</text:p>
            </table:table-cell>
          </table:table-row>
        </table:table-header-rows>
        <table:table-row table:style-name="Tableau4.2">
          <table:table-cell table:style-name="Tableau4.A2" office:value-type="string">
            <text:p text:style-name="P23">CheckCertificates</text:p>
          </table:table-cell>
          <table:table-cell table:style-name="Tableau4.B2" office:value-type="string">
            <text:p text:style-name="P16">DWORD</text:p>
          </table:table-cell>
          <table:table-cell table:style-name="Tableau4.C2" office:value-type="string">
            <text:p text:style-name="P24">1</text:p>
          </table:table-cell>
          <table:table-cell table:style-name="Tableau4.D2" office:value-type="string">
            <text:p text:style-name="P23">Vérifie (1) / ne vérifie pas (0) la validité des certificats serveurs.</text:p>
          </table:table-cell>
        </table:table-row>
      </table:table>
      <text:p text:style-name="P4"/>
      <text:p text:style-name="P43"/>
      <text:p text:style-name="P6"><text:span text:style-name="T6">Bugs corrigés</text:span><text:span text:style-name="T5"> :</text:span></text:p>
      <text:list xml:id="list191037250152821" text:continue-numbering="true" text:style-name="WW8Num5">
        <text:list-item>
          <text:p text:style-name="P36"><text:span text:style-name="T17">[ISSUE#</text:span><text:span text:style-name="T18">247</text:span><text:span text:style-name="T17">] </text:span><text:span text:style-name="T19">: </text:span><text:span text:style-name="T18">Dans la POA (authentification pré-boot) Sophos, si l'utilisateur saisissait son identifiant avec une casse différente de celle utilisée par Windows, la notification de changement de mot de passe n'était pas prise en compte par swSSO (et donc le transchiffrement des mots de passe secondaires n'était pas effectué).</text:span></text:p>
        </text:list-item>
        <text:list-item>
          <text:p text:style-name="P37"><text:span text:style-name="T18">[</text:span><text:span text:style-name="T16">ISSUE#249] : La documentation précise que le fichier d'aide doit être placé dans le répertoire de l'exécutable swsso.exe. En réalité, le chemin qui était utilisé est celui du fichier .ini.</text:span></text:p>
        </text:list-item>
        <text:list-item>
          <text:p text:style-name="P38">[ISSUE#251] : En configuration simplifiée, il arrive très rarement, sur certains sites, que le mot de passe soit saisi à la suite de l'identifiant. Le correctif apporté résout les cas conn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6f8ea6"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8</text:span><text:span text:style-name="MT4">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6-14T19:10:36.919000000</dc:date>
    <meta:print-date>2010-09-24T20:17:25</meta:print-date>
    <meta:editing-cycles>409</meta:editing-cycles>
    <meta:editing-duration>PT23H55M45S</meta:editing-duration>
    <meta:generator>LibreOffice/4.3.7.2$Windows_x86 LibreOffice_project/8a35821d8636a03b8bf4e15b48f59794652c68ba</meta:generator>
    <meta:printed-by>Sylvain Werdefroy</meta:printed-by>
    <dc:title>swSSO - Release Notes</dc:title>
    <meta:document-statistic meta:table-count="5" meta:image-count="3" meta:object-count="0" meta:page-count="3" meta:paragraph-count="89" meta:word-count="827" meta:character-count="5819" meta:non-whitespace-character-count="5064"/>
  </office:meta>
</office:document-meta>
</file>